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1" svg:font-family="'Liberation Sans'"/>
    <style:font-face style:name="Liberation Serif1" svg:font-family="'Liberation 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fo:font-variant="normal" fo:text-transform="none" fo:color="#000000" style:font-name="Times New Roman" fo:letter-spacing="normal" fo:font-style="normal" fo:font-weight="normal"/>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GeoKettle</text:p>
        <text:p text:style-name="Heading_20_2">About</text:p>
        <text:p text:style-name="Normal"><text:a xlink:type="simple" xlink:href="http://www.geokettle.org/">GeoKettle</text:a> <text:span text:style-name="T1">is a powerful, metadata-driven spatial ETL (Extract, Transform and Load) tool dedicated to the integration of different data sources for building and updating geospatial databases and data warehouses. It is based on </text:span><text:a xlink:type="simple" xlink:href="http://kettle.pentaho.org/">Pentaho Data Integration (Kettle)</text:a> and like Kettle, GeoKettle is released under the GNU Lesser General Public License (LGPL) license.</text:p>
        <text:p text:style-name="Heading_20_2">Running</text:p>
        <text:p text:style-name="Normal">To run GeoKettle on the Live DVD, click on the GeoKettle link on the desktop. This will launch Spoon, the main user interface for designing ETL transformations and jobs. On the welcome screen, click the "No repository" button. You can then create your own transformations and jobs, or browse the examples present in the /opt/geokettle/samples/ directory. Hint: look at the transformations/geokettle/ subdirectory for a demonstration of geospatial features specific to GeoKettle. The files in other subdirectories are non-geospatial transformations, which are also included in the regular version of Pentaho Data Integration (Kettle). </text:p>
        <text:p text:style-name="Normal"/>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1" svg:font-family="'Liberation Sans'"/>
    <style:font-face style:name="Liberation Serif1" svg:font-family="'Liberation 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background-image/>
      </style:paragraph-properties>
      <style:text-properties fo:color="#000000" style:font-name="Liberation Serif1" fo:font-size="12pt" fo:font-weight="normal"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class="text">
      <style:paragraph-properties fo:margin-top="0.776cm" fo:margin-bottom="0.106cm"/>
      <style:text-properties style:font-name="Liberation Sans1" fo:font-size="17pt" fo:font-weight="bold"/>
    </style:style>
    <style:style style:name="Heading_20_2" style:display-name="Heading 2" style:family="paragraph" style:parent-style-name="Normal" style:next-style-name="Normal" style:class="text">
      <style:paragraph-properties fo:margin-top="0.776cm" fo:margin-bottom="0.106cm"/>
      <style:text-properties style:font-name="Liberation Sans1" fo:font-size="14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799cm" fo:margin-bottom="2.799cm" fo:margin-left="2.799cm" fo:margin-right="2.7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7-29T13:40:21</meta:creation-date>
    <meta:editing-duration>PT00H05M54S</meta:editing-duration>
    <meta:editing-cycles>3</meta:editing-cycles>
    <meta:initial-creator>Thierry Badard</meta:initial-creator>
    <dc:date>2010-07-29T16:37:52</dc:date>
    <dc:creator>Thierry Badard</dc:creator>
    <meta:document-statistic meta:table-count="0" meta:image-count="0" meta:object-count="0" meta:page-count="1" meta:paragraph-count="5" meta:word-count="147" meta:character-count="1013"/>
  </office:meta>
</office:document-meta>
</file>